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TAY CASAS, JOHN LEE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HUATAY CASAS, JOHN LE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142424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BUENO HERRERA, EDELMIR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265089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2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5:37:0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